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69cm" table:align="left"/>
    </style:style>
    <style:style style:name="Table1.A" style:family="table-column">
      <style:table-column-properties style:column-width="3.482cm"/>
    </style:style>
    <style:style style:name="Table1.B" style:family="table-column">
      <style:table-column-properties style:column-width="2.208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 style:list-style-name="L20"/>
    <style:style style:name="P23" style:family="paragraph" style:parent-style-name="Text_20_body">
      <style:text-properties style:text-underline-style="solid" style:text-underline-type="double" style:text-underline-width="auto" style:text-underline-color="font-color" officeooo:rsid="0015a58a"/>
    </style:style>
    <style:style style:name="P24" style:family="paragraph" style:parent-style-name="Text_20_body" style:list-style-name="L21"/>
    <style:style style:name="P25" style:family="paragraph" style:parent-style-name="Text_20_body" style:list-style-name="L22"/>
    <style:style style:name="P26" style:family="paragraph" style:parent-style-name="Text_20_body" style:list-style-name="L23"/>
    <style:style style:name="P27" style:family="paragraph" style:parent-style-name="Text_20_body" style:list-style-name="L24"/>
    <style:style style:name="P28" style:family="paragraph" style:parent-style-name="Text_20_body" style:list-style-name="L25"/>
    <style:style style:name="P29" style:family="paragraph" style:parent-style-name="Text_20_body" style:list-style-name="L26"/>
    <style:style style:name="P30" style:family="paragraph" style:parent-style-name="Text_20_body" style:list-style-name="L27"/>
    <style:style style:name="P31" style:family="paragraph" style:parent-style-name="Text_20_body" style:list-style-name="L28"/>
    <style:style style:name="P32" style:family="paragraph" style:parent-style-name="Text_20_body" style:list-style-name="L29"/>
    <style:style style:name="P33" style:family="paragraph" style:parent-style-name="Text_20_body" style:list-style-name="L30"/>
    <style:style style:name="P34" style:family="paragraph" style:parent-style-name="Text_20_body" style:list-style-name="L31"/>
    <style:style style:name="P35" style:family="paragraph" style:parent-style-name="Text_20_body" style:list-style-name="L32"/>
    <style:style style:name="P36" style:family="paragraph" style:parent-style-name="Text_20_body" style:list-style-name="L33"/>
    <style:style style:name="P37" style:family="paragraph" style:parent-style-name="Text_20_body" style:list-style-name="L34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Excellent.<text:line-break/>Now we formalize the <text:span text:style-name="Strong_20_Emphasis">Scaling &amp; Cost Projection Model — Financial Sustainability Blueprint</text:span>.</text:p>
      <text:p text:style-name="Text_20_body">This is where your system becomes business-grade.</text:p>
      <text:p text:style-name="Text_20_body">We will model:</text:p>
      <text:list text:style-name="L21">
        <text:list-item>
          <text:p text:style-name="P24">Firestore read/write cost</text:p>
        </text:list-item>
        <text:list-item>
          <text:p text:style-name="P24">Cloud Function invocation cost</text:p>
        </text:list-item>
        <text:list-item>
          <text:p text:style-name="P24">BigQuery archival cost</text:p>
        </text:list-item>
        <text:list-item>
          <text:p text:style-name="P24">Hosting bandwidth cost</text:p>
        </text:list-item>
        <text:list-item>
          <text:p text:style-name="P24">AI usage cost</text:p>
        </text:list-item>
        <text:list-item>
          <text:p text:style-name="P24">Email cost</text:p>
        </text:list-item>
        <text:list-item>
          <text:p text:style-name="P24">Growth forecast simulation (100 institutes scenario)</text:p>
        </text:list-item>
      </text:list>
      <text:p text:style-name="Text_20_body">All estimates will be realistic for India (₹).</text:p>
      <text:p text:style-name="Horizontal_20_Line"/>
      <text:h text:style-name="Heading_20_1" text:outline-level="1">🧠 BASE ASSUMPTION MODEL</text:h>
      <text:p text:style-name="Text_20_body">Let’s define a baseline realistic scenario:</text:p>
      <text:h text:style-name="Heading_20_3" text:outline-level="3">🎓 Per Institute</text:h>
      <text:list text:style-name="L22">
        <text:list-item>
          <text:p text:style-name="P25">200 active students</text:p>
        </text:list-item>
        <text:list-item>
          <text:p text:style-name="P25">8 tests per month</text:p>
        </text:list-item>
        <text:list-item>
          <text:p text:style-name="P25">50 questions per test</text:p>
        </text:list-item>
        <text:list-item>
          <text:p text:style-name="P25">1 session per test</text:p>
        </text:list-item>
        <text:list-item>
          <text:p text:style-name="P25">L1/L2 mix</text:p>
        </text:list-item>
      </text:list>
      <text:h text:style-name="Heading_20_3" text:outline-level="3">🏫 Platform Target</text:h>
      <text:list text:style-name="L23">
        <text:list-item>
          <text:p text:style-name="P26">100 institutes</text:p>
        </text:list-item>
        <text:list-item>
          <text:p text:style-name="P26">20,000 students total</text:p>
        </text:list-item>
      </text:list>
      <text:p text:style-name="Text_20_body">We will scale from 1 institute → 100 institutes.</text:p>
      <text:p text:style-name="Horizontal_20_Line"/>
      <text:h text:style-name="Heading_20_1" text:outline-level="1">📦 1️⃣ FIRESTORE READ / WRITE MODEL</text:h>
      <text:p text:style-name="Text_20_body">Firestore pricing (approximate):</text:p>
      <text:list text:style-name="L24">
        <text:list-item>
          <text:p text:style-name="P27">Reads: ~$0.06 per 100K</text:p>
        </text:list-item>
        <text:list-item>
          <text:p text:style-name="P27">Writes: ~$0.18 per 100K</text:p>
        </text:list-item>
        <text:list-item>
          <text:p text:style-name="P27"><text:soft-page-break/>Storage: ~$0.18 per GB<text:line-break/>(₹ conversion ≈ ₹83 per $1)</text:p>
        </text:list-item>
      </text:list>
      <text:p text:style-name="Horizontal_20_Line"/>
      <text:h text:style-name="Heading_20_2" text:outline-level="2">🔢 A. Per Test Per Student</text:h>
      <text:p text:style-name="Text_20_body">During one test:</text:p>
      <text:h text:style-name="Heading_20_3" text:outline-level="3">Writes</text:h>
      <text:list text:style-name="L25">
        <text:list-item>
          <text:p text:style-name="P28">Session create → 1</text:p>
        </text:list-item>
        <text:list-item>
          <text:p text:style-name="P28">Answer saves (~batched 10 times) → 10</text:p>
        </text:list-item>
        <text:list-item>
          <text:p text:style-name="P28">Submission summary → 1</text:p>
        </text:list-item>
        <text:list-item>
          <text:p text:style-name="P28">Run aggregate update → 1</text:p>
        </text:list-item>
        <text:list-item>
          <text:p text:style-name="P28">StudentYearMetrics update → 1</text:p>
        </text:list-item>
        <text:list-item>
          <text:p text:style-name="P28">QuestionAnalytics update (batched) → ~2</text:p>
        </text:list-item>
      </text:list>
      <text:p text:style-name="Text_20_body">≈ <text:span text:style-name="Strong_20_Emphasis">16 writes per test per student</text:span></text:p>
      <text:p text:style-name="Horizontal_20_Line"/>
      <text:h text:style-name="Heading_20_3" text:outline-level="3">Reads</text:h>
      <text:list text:style-name="L26">
        <text:list-item>
          <text:p text:style-name="P29">Load template snapshot → 1</text:p>
        </text:list-item>
        <text:list-item>
          <text:p text:style-name="P29">Load questions (50 batched) → 1</text:p>
        </text:list-item>
        <text:list-item>
          <text:p text:style-name="P29">Load license → 1</text:p>
        </text:list-item>
        <text:list-item>
          <text:p text:style-name="P29">Load student metrics → 1</text:p>
        </text:list-item>
        <text:list-item>
          <text:p text:style-name="P29">Final analytics read → 1</text:p>
        </text:list-item>
      </text:list>
      <text:p text:style-name="Text_20_body">≈ <text:span text:style-name="Strong_20_Emphasis">5–8 reads per test per student</text:span></text:p>
      <text:p text:style-name="Horizontal_20_Line"/>
      <text:h text:style-name="Heading_20_2" text:outline-level="2">🔢 B. Monthly Per Student</text:h>
      <text:p text:style-name="Text_20_body">8 tests per month:</text:p>
      <text:p text:style-name="Text_20_body">Writes:</text:p>
      <text:p text:style-name="P1"><text:span text:style-name="Source_20_Text">16 × 8 = 128 writes</text:span></text:p>
      <text:p text:style-name="Text_20_body">Reads:</text:p>
      <text:p text:style-name="P1"><text:span text:style-name="Source_20_Text">8 × 8 = 64 reads</text:span></text:p>
      <text:p text:style-name="Horizontal_20_Line"/>
      <text:h text:style-name="Heading_20_2" text:outline-level="2"><text:soft-page-break/>🔢 C. Per Institute (200 students)</text:h>
      <text:p text:style-name="Text_20_body">Writes:</text:p>
      <text:p text:style-name="P1"><text:span text:style-name="Source_20_Text">128 × 200 = 25,600 writes</text:span></text:p>
      <text:p text:style-name="Text_20_body">Reads:</text:p>
      <text:p text:style-name="P1"><text:span text:style-name="Source_20_Text">64 × 200 = 12,800 reads</text:span></text:p>
      <text:p text:style-name="Horizontal_20_Line"/>
      <text:h text:style-name="Heading_20_2" text:outline-level="2">🔢 D. Platform (100 institutes)</text:h>
      <text:p text:style-name="Text_20_body">Writes:</text:p>
      <text:p text:style-name="P1"><text:span text:style-name="Source_20_Text">25,600 × 100 = 2,560,000 writes/month</text:span></text:p>
      <text:p text:style-name="Text_20_body">Reads:</text:p>
      <text:p text:style-name="P1"><text:span text:style-name="Source_20_Text">12,800 × 100 = 1,280,000 reads/month</text:span></text:p>
      <text:p text:style-name="Horizontal_20_Line"/>
      <text:h text:style-name="Heading_20_2" text:outline-level="2">💰 Firestore Cost Estimate (100 Institutes)</text:h>
      <text:p text:style-name="Text_20_body">Writes:</text:p>
      <text:p text:style-name="P1"><text:span text:style-name="Source_20_Text">2,560,000 / 100,000 × $0.18 = $4.6 ≈ ₹380</text:span></text:p>
      <text:p text:style-name="Text_20_body">Reads:</text:p>
      <text:p text:style-name="P1"><text:span text:style-name="Source_20_Text">1,280,000 / 100,000 × $0.06 = $0.77 ≈ ₹65</text:span></text:p>
      <text:p text:style-name="Text_20_body">Firestore cost ≈ ₹450–₹700/month at 100 institutes.</text:p>
      <text:p text:style-name="Text_20_body">Very manageable.</text:p>
      <text:p text:style-name="Horizontal_20_Line"/>
      <text:h text:style-name="Heading_20_1" text:outline-level="1">🔄 2️⃣ CLOUD FUNCTION INVOCATIONS</text:h>
      <text:p text:style-name="Text_20_body">Each:</text:p>
      <text:list text:style-name="L27">
        <text:list-item>
          <text:p text:style-name="P30">Submission trigger</text:p>
        </text:list-item>
        <text:list-item>
          <text:p text:style-name="P30">Email processor</text:p>
        </text:list-item>
        <text:list-item>
          <text:p text:style-name="P30">AI summary</text:p>
        </text:list-item>
        <text:list-item>
          <text:p text:style-name="P30">Monthly scheduler</text:p>
        </text:list-item>
        <text:list-item>
          <text:p text:style-name="P30">Webhook handler</text:p>
        </text:list-item>
      </text:list>
      <text:p text:style-name="Text_20_body">Estimated per test per student:</text:p>
      <text:p text:style-name="Text_20_body">~3 function calls.</text:p>
      <text:p text:style-name="Text_20_body"><text:soft-page-break/>Platform (100 institutes):</text:p>
      <text:p text:style-name="P1"><text:span text:style-name="Source_20_Text">200 students × 8 tests × 100 institutes × 3 = 480,000 invocations</text:span></text:p>
      <text:p text:style-name="Text_20_body">Firebase free tier includes 2M invocations.</text:p>
      <text:p text:style-name="Text_20_body">So:</text:p>
      <text:p text:style-name="Text_20_body"><text:span text:style-name="Strong_20_Emphasis">Function cost ≈ ₹0 – ₹500/month</text:span></text:p>
      <text:p text:style-name="Horizontal_20_Line"/>
      <text:h text:style-name="Heading_20_1" text:outline-level="1">🧮 3️⃣ BIGQUERY COST ESTIMATION</text:h>
      <text:p text:style-name="Text_20_body">BigQuery pricing:</text:p>
      <text:list text:style-name="L28">
        <text:list-item>
          <text:p text:style-name="P31">Storage: ~$0.02 per GB/month</text:p>
        </text:list-item>
        <text:list-item>
          <text:p text:style-name="P31">Query: $5 per TB processed</text:p>
        </text:list-item>
      </text:list>
      <text:p text:style-name="Text_20_body">You export session data yearly.</text:p>
      <text:p text:style-name="Text_20_body">Estimate:</text:p>
      <text:p text:style-name="Text_20_body">Per session summary ~5KB.</text:p>
      <text:p text:style-name="Text_20_body">Monthly sessions:</text:p>
      <text:p text:style-name="P1"><text:span text:style-name="Source_20_Text">20,000 students × 8 tests = 160,000 sessions</text:span></text:p>
      <text:p text:style-name="Text_20_body">Monthly storage:</text:p>
      <text:p text:style-name="P1"><text:span text:style-name="Source_20_Text">160,000 × 5KB = 800MB/month</text:span></text:p>
      <text:p text:style-name="Text_20_body">Yearly:</text:p>
      <text:p text:style-name="Text_20_body">~10GB.</text:p>
      <text:p text:style-name="Text_20_body">Cost:</text:p>
      <text:p text:style-name="P1"><text:span text:style-name="Source_20_Text">10GB × $0.02 = $0.20 ≈ ₹17/month</text:span></text:p>
      <text:p text:style-name="Text_20_body">Query cost:</text:p>
      <text:p text:style-name="Text_20_body">Minimal if only used for governance snapshots.</text:p>
      <text:p text:style-name="Text_20_body">BigQuery cost ≈ ₹50–₹300/month.</text:p>
      <text:p text:style-name="Horizontal_20_Line"/>
      <text:h text:style-name="Heading_20_1" text:outline-level="1">🌐 4️⃣ HOSTING BANDWIDTH MODEL</text:h>
      <text:p text:style-name="Text_20_body">Frontend:</text:p>
      <text:list text:style-name="L29">
        <text:list-item>
          <text:p text:style-name="P32">React apps</text:p>
        </text:list-item>
        <text:list-item>
          <text:p text:style-name="P32">Question images CDN cached</text:p>
        </text:list-item>
      </text:list>
      <text:p text:style-name="Text_20_body"><text:soft-page-break/>Per student test session:</text:p>
      <text:p text:style-name="Text_20_body">~3MB data transfer.</text:p>
      <text:p text:style-name="Text_20_body">Platform monthly:</text:p>
      <text:p text:style-name="P1"><text:span text:style-name="Source_20_Text">160,000 sessions × 3MB = 480GB</text:span></text:p>
      <text:p text:style-name="Text_20_body">Firebase hosting:</text:p>
      <text:p text:style-name="Text_20_body">~$0.15 per GB beyond free tier.</text:p>
      <text:p text:style-name="Text_20_body">Estimate:</text:p>
      <text:p text:style-name="P1"><text:span text:style-name="Source_20_Text">480GB × $0.15 = $72 ≈ ₹6,000</text:span></text:p>
      <text:p text:style-name="Text_20_body">But with CDN caching and optimization:</text:p>
      <text:p text:style-name="Text_20_body">Realistic ~200GB.</text:p>
      <text:p text:style-name="Text_20_body">So:</text:p>
      <text:p text:style-name="Text_20_body">₹2,500–₹4,000/month at 100 institutes.</text:p>
      <text:p text:style-name="Horizontal_20_Line"/>
      <text:h text:style-name="Heading_20_1" text:outline-level="1">🤖 5️⃣ AI SUMMARY COST MODEL</text:h>
      <text:p text:style-name="Text_20_body">Monthly student summary:</text:p>
      <text:p text:style-name="Text_20_body">200 students × 100 institutes = 20,000 summaries/month.</text:p>
      <text:p text:style-name="Text_20_body">Token usage per summary:</text:p>
      <text:p text:style-name="Text_20_body">~250 tokens (optimized).</text:p>
      <text:p text:style-name="Text_20_body">Total tokens:</text:p>
      <text:p text:style-name="P1"><text:span text:style-name="Source_20_Text">20,000 × 250 = 5,000,000 tokens</text:span></text:p>
      <text:p text:style-name="Text_20_body">If using low-cost LLM (~$0.0003 per 1K tokens):</text:p>
      <text:p text:style-name="P1"><text:span text:style-name="Source_20_Text">5,000 × $0.0003 = $1.5 ≈ ₹125</text:span></text:p>
      <text:p text:style-name="Text_20_body">Very cheap.</text:p>
      <text:p text:style-name="Text_20_body">Even at higher pricing, &lt; ₹1,000/month.</text:p>
      <text:p text:style-name="Horizontal_20_Line"/>
      <text:h text:style-name="Heading_20_1" text:outline-level="1">📧 6️⃣ EMAIL COST MODEL</text:h>
      <text:p text:style-name="Text_20_body">20,000 students × 1 summary + 8 test emails:</text:p>
      <text:p text:style-name="Text_20_body">~180,000 emails/month.</text:p>
      <text:p text:style-name="Text_20_body">Using SendGrid:</text:p>
      <text:p text:style-name="Text_20_body"><text:soft-page-break/>~$20 for 100K emails.</text:p>
      <text:p text:style-name="Text_20_body">So:</text:p>
      <text:p text:style-name="Text_20_body">₹2,000–₹4,000/month.</text:p>
      <text:p text:style-name="Horizontal_20_Line"/>
      <text:h text:style-name="Heading_20_1" text:outline-level="1">📊 TOTAL PLATFORM COST (100 Institutes)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omponent</text:p>
            </table:table-cell>
            <table:table-cell table:style-name="Table1.A1" office:value-type="string">
              <text:p text:style-name="Table_20_Heading">₹ Estimate</text:p>
            </table:table-cell>
          </table:table-row>
        </table:table-header-rows>
        <table:table-row>
          <table:table-cell table:style-name="Table1.A1" office:value-type="string">
            <text:p text:style-name="Table_20_Contents">Firestore</text:p>
          </table:table-cell>
          <table:table-cell table:style-name="Table1.A1" office:value-type="string">
            <text:p text:style-name="Table_20_Contents">500</text:p>
          </table:table-cell>
        </table:table-row>
        <table:table-row>
          <table:table-cell table:style-name="Table1.A1" office:value-type="string">
            <text:p text:style-name="Table_20_Contents">Cloud Functions</text:p>
          </table:table-cell>
          <table:table-cell table:style-name="Table1.A1" office:value-type="string">
            <text:p text:style-name="Table_20_Contents">500</text:p>
          </table:table-cell>
        </table:table-row>
        <table:table-row>
          <table:table-cell table:style-name="Table1.A1" office:value-type="string">
            <text:p text:style-name="Table_20_Contents">BigQuery</text:p>
          </table:table-cell>
          <table:table-cell table:style-name="Table1.A1" office:value-type="string">
            <text:p text:style-name="Table_20_Contents">200</text:p>
          </table:table-cell>
        </table:table-row>
        <table:table-row>
          <table:table-cell table:style-name="Table1.A1" office:value-type="string">
            <text:p text:style-name="Table_20_Contents">Hosting bandwidth</text:p>
          </table:table-cell>
          <table:table-cell table:style-name="Table1.A1" office:value-type="string">
            <text:p text:style-name="Table_20_Contents">3,000</text:p>
          </table:table-cell>
        </table:table-row>
        <table:table-row>
          <table:table-cell table:style-name="Table1.A1" office:value-type="string">
            <text:p text:style-name="Table_20_Contents">Email</text:p>
          </table:table-cell>
          <table:table-cell table:style-name="Table1.A1" office:value-type="string">
            <text:p text:style-name="Table_20_Contents">3,000</text:p>
          </table:table-cell>
        </table:table-row>
        <table:table-row>
          <table:table-cell table:style-name="Table1.A1" office:value-type="string">
            <text:p text:style-name="Table_20_Contents">AI</text:p>
          </table:table-cell>
          <table:table-cell table:style-name="Table1.A1" office:value-type="string">
            <text:p text:style-name="Table_20_Contents">500</text:p>
          </table:table-cell>
        </table:table-row>
        <table:table-row>
          <table:table-cell table:style-name="Table1.A1" office:value-type="string">
            <text:p text:style-name="Table_20_Contents">Monitoring &amp; misc</text:p>
          </table:table-cell>
          <table:table-cell table:style-name="Table1.A1" office:value-type="string">
            <text:p text:style-name="Table_20_Contents">1,000</text:p>
          </table:table-cell>
        </table:table-row>
      </table:table>
      <text:p text:style-name="Text_20_body">Total ≈ <text:span text:style-name="Strong_20_Emphasis">₹8,000 – ₹10,000/month</text:span></text:p>
      <text:p text:style-name="Text_20_body">For 100 institutes.</text:p>
      <text:p text:style-name="Text_20_body">If each institute pays ₹5,000/month:</text:p>
      <text:p text:style-name="Text_20_body">Revenue:</text:p>
      <text:p text:style-name="P1"><text:span text:style-name="Source_20_Text">100 × 5,000 = ₹5,00,000/month</text:span></text:p>
      <text:p text:style-name="Text_20_body">Infrastructure cost &lt; 2% revenue.</text:p>
      <text:p text:style-name="Text_20_body">Highly scalable.</text:p>
      <text:p text:style-name="Horizontal_20_Line"/>
      <text:h text:style-name="Heading_20_1" text:outline-level="1">📈 7️⃣ GROWTH FORECAST SIMULATION</text:h>
      <text:h text:style-name="Heading_20_3" text:outline-level="3">Scenario A — 10 Institutes</text:h>
      <text:p text:style-name="Text_20_body">Cost ≈ ₹2,000–₹3,000/month.</text:p>
      <text:h text:style-name="Heading_20_3" text:outline-level="3">Scenario B — 50 Institutes</text:h>
      <text:p text:style-name="Text_20_body">Cost ≈ ₹5,000–₹7,000/month.</text:p>
      <text:h text:style-name="Heading_20_3" text:outline-level="3">Scenario C — 200 Institutes</text:h>
      <text:p text:style-name="Text_20_body">Cost ≈ ₹15,000–₹20,000/month.</text:p>
      <text:p text:style-name="Text_20_body">Even at 200 institutes:</text:p>
      <text:p text:style-name="Text_20_body"><text:soft-page-break/>Revenue (₹5,000 each) = ₹10,00,000/month.</text:p>
      <text:p text:style-name="Text_20_body">Infra cost ≈ 2%.</text:p>
      <text:p text:style-name="Text_20_body">Excellent margin.</text:p>
      <text:p text:style-name="Horizontal_20_Line"/>
      <text:h text:style-name="Heading_20_1" text:outline-level="1">🧠 8️⃣ SCALING BOTTLENECK ANALYSIS</text:h>
      <text:p text:style-name="Text_20_body">First bottlenecks likely:</text:p>
      <text:list text:style-name="L30">
        <text:list-item>
          <text:p text:style-name="P33">Hosting bandwidth</text:p>
        </text:list-item>
        <text:list-item>
          <text:p text:style-name="P33">Email volume</text:p>
        </text:list-item>
        <text:list-item>
          <text:p text:style-name="P33">AI if abused</text:p>
        </text:list-item>
        <text:list-item>
          <text:p text:style-name="P33">Poorly indexed Firestore queries</text:p>
        </text:list-item>
      </text:list>
      <text:p text:style-name="Text_20_body">NOT:</text:p>
      <text:list text:style-name="L31">
        <text:list-item>
          <text:p text:style-name="P34">Firestore writes</text:p>
        </text:list-item>
        <text:list-item>
          <text:p text:style-name="P34">Cloud Functions</text:p>
        </text:list-item>
      </text:list>
      <text:p text:style-name="Horizontal_20_Line"/>
      <text:h text:style-name="Heading_20_1" text:outline-level="1">🛡 9️⃣ COST PROTECTION STRATEGIES</text:h>
      <text:p text:style-name="Text_20_body">✔ Batch writes<text:line-break/>✔ Index optimization<text:line-break/>✔ Avoid session-level heavy reads<text:line-break/>✔ CDN cache images<text:line-break/>✔ AI caching<text:line-break/>✔ Email batching<text:line-break/>✔ BigQuery for historical analysis</text:p>
      <text:p text:style-name="Horizontal_20_Line"/>
      <text:h text:style-name="Heading_20_1" text:outline-level="1">🔮 10️⃣ LONG TERM (5 YEAR SCENARIO)</text:h>
      <text:p text:style-name="Text_20_body">If:</text:p>
      <text:list text:style-name="L32">
        <text:list-item>
          <text:p text:style-name="P35">500 institutes</text:p>
        </text:list-item>
        <text:list-item>
          <text:p text:style-name="P35">100,000 students</text:p>
        </text:list-item>
      </text:list>
      <text:p text:style-name="Text_20_body">Infra cost ≈ ₹40,000–₹60,000/month.</text:p>
      <text:p text:style-name="Text_20_body">Revenue potential ≈ ₹25L–₹50L/month.</text:p>
      <text:p text:style-name="Text_20_body">Infra still small fraction.</text:p>
      <text:p text:style-name="Horizontal_20_Line"/>
      <text:h text:style-name="Heading_20_1" text:outline-level="1"><text:soft-page-break/>🎯 FINAL SCALING SUMMARY</text:h>
      <text:p text:style-name="Text_20_body">Your architecture:</text:p>
      <text:p text:style-name="Text_20_body">✔ Firestore efficient (precomputed aggregates)<text:line-break/>✔ No heavy session reads<text:line-break/>✔ Batch processing<text:line-break/>✔ CDN optimized<text:line-break/>✔ AI cost controlled<text:line-break/>✔ Email async<text:line-break/>✔ BigQuery for archive<text:line-break/>✔ Feature flag safe rollout<text:line-break/>✔ Vendor-level monitoring</text:p>
      <text:p text:style-name="Text_20_body">This system can scale:</text:p>
      <text:list text:style-name="L33">
        <text:list-item>
          <text:p text:style-name="P36">100 institutes easily</text:p>
        </text:list-item>
        <text:list-item>
          <text:p text:style-name="P36">500 institutes safely</text:p>
        </text:list-item>
        <text:list-item>
          <text:p text:style-name="P36">1,000 institutes with minor optimization</text:p>
        </text:list-item>
      </text:list>
      <text:p text:style-name="Text_20_body">Without architectural rewrite.</text:p>
      <text:p text:style-name="Horizontal_20_Line"/>
      <text:p text:style-name="Text_20_body">Now your blueprint is fully enterprise-grade:</text:p>
      <text:list text:style-name="L34">
        <text:list-item>
          <text:p text:style-name="P37">Technical</text:p>
        </text:list-item>
        <text:list-item>
          <text:p text:style-name="P37">Commercial</text:p>
        </text:list-item>
        <text:list-item>
          <text:p text:style-name="P37">Operational</text:p>
        </text:list-item>
        <text:list-item>
          <text:p text:style-name="P37">Governance-ready</text:p>
        </text:list-item>
        <text:list-item>
          <text:p text:style-name="P37">Scalable</text:p>
        </text:list-item>
        <text:list-item>
          <text:p text:style-name="P37">Profitable</text:p>
        </text:list-item>
      </text:list>
      <text:p text:style-name="Text_20_body">The only remaining structural piece is:</text:p>
      <text:p text:style-name="Text_20_body">🔄 Full Cloud Function Trigger Graph (Complete Event Topology Map)</text:p>
      <text:p text:style-name="Text_20_body">This will tie all engines together visually and logically.</text:p>
      <text:p text:style-name="Text_20_body">Shall we finalize that last structural layer?</text:p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8T10:08:39.402852032</meta:creation-date>
    <dc:date>2026-03-02T15:10:50.477643040</dc:date>
    <meta:editing-duration>PT17M33S</meta:editing-duration>
    <meta:editing-cycles>9</meta:editing-cycles>
    <meta:generator>LibreOffice/24.2.7.2$Linux_X86_64 LibreOffice_project/420$Build-2</meta:generator>
    <meta:document-statistic meta:table-count="1" meta:image-count="0" meta:object-count="0" meta:page-count="8" meta:paragraph-count="206" meta:word-count="898" meta:character-count="5163" meta:non-whitespace-character-count="4529"/>
  </office:meta>
</office:document-meta>
</file>